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style:font-size-asian="11pt" style:font-size-complex="11pt"/>
    </style:style>
    <style:style style:name="P2" style:family="paragraph" style:parent-style-name="Standard">
      <style:text-properties officeooo:rsid="0019ef67" officeooo:paragraph-rsid="00374da0"/>
    </style:style>
    <style:style style:name="P3" style:family="paragraph" style:parent-style-name="Standard">
      <style:paragraph-properties fo:text-align="justify" style:justify-single-word="false"/>
      <style:text-properties officeooo:rsid="0019ef67" officeooo:paragraph-rsid="00357996"/>
    </style:style>
    <style:style style:name="P4" style:family="paragraph" style:parent-style-name="Standard">
      <style:text-properties officeooo:rsid="002d20e9" officeooo:paragraph-rsid="003171ee"/>
    </style:style>
    <style:style style:name="P5" style:family="paragraph" style:parent-style-name="Standard">
      <style:text-properties officeooo:rsid="002d20e9" officeooo:paragraph-rsid="0034ccac"/>
    </style:style>
    <style:style style:name="P6" style:family="paragraph" style:parent-style-name="Standard">
      <style:paragraph-properties fo:text-align="justify" style:justify-single-word="false"/>
      <style:text-properties officeooo:rsid="002d20e9" officeooo:paragraph-rsid="0034ccac"/>
    </style:style>
    <style:style style:name="P7" style:family="paragraph" style:parent-style-name="Standard">
      <style:paragraph-properties fo:text-align="justify" style:justify-single-word="false"/>
      <style:text-properties officeooo:rsid="002d20e9" officeooo:paragraph-rsid="003ad9a7"/>
    </style:style>
    <style:style style:name="P8" style:family="paragraph" style:parent-style-name="Standard">
      <style:paragraph-properties fo:text-align="justify" style:justify-single-word="false"/>
      <style:text-properties fo:font-weight="bold" officeooo:rsid="002d20e9" officeooo:paragraph-rsid="00357996" style:font-weight-asian="bold" style:font-weight-complex="bold"/>
    </style:style>
    <style:style style:name="P9" style:family="paragraph" style:parent-style-name="Standard">
      <style:paragraph-properties fo:text-align="justify" style:justify-single-word="false"/>
      <style:text-properties fo:font-weight="bold" officeooo:paragraph-rsid="00357996" style:font-weight-asian="bold" style:font-weight-complex="bold"/>
    </style:style>
    <style:style style:name="P10" style:family="paragraph" style:parent-style-name="Standard">
      <style:paragraph-properties fo:text-align="center" style:justify-single-word="false"/>
      <style:text-properties style:font-name="Liberation Sans" fo:font-size="18pt" fo:font-weight="bold" officeooo:rsid="002d20e9" officeooo:paragraph-rsid="0034ccac" style:font-size-asian="18pt" style:font-weight-asian="bold" style:font-size-complex="18pt" style:font-weight-complex="bold"/>
    </style:style>
    <style:style style:name="P11" style:family="paragraph" style:parent-style-name="Standard">
      <style:text-properties officeooo:rsid="0034ccac" officeooo:paragraph-rsid="0034ccac"/>
    </style:style>
    <style:style style:name="P12" style:family="paragraph" style:parent-style-name="Standard">
      <style:paragraph-properties fo:text-align="justify" style:justify-single-word="false"/>
      <style:text-properties officeooo:paragraph-rsid="00357996"/>
    </style:style>
    <style:style style:name="P13" style:family="paragraph" style:parent-style-name="Standard">
      <style:paragraph-properties fo:text-align="justify" style:justify-single-word="false"/>
      <style:text-properties officeooo:paragraph-rsid="003e1538"/>
    </style:style>
    <style:style style:name="P14" style:family="paragraph" style:parent-style-name="Standard">
      <style:paragraph-properties fo:text-align="justify" style:justify-single-word="false"/>
      <style:text-properties officeooo:rsid="003e1538" officeooo:paragraph-rsid="003e1538"/>
    </style:style>
    <style:style style:name="P15" style:family="paragraph" style:parent-style-name="Text_20_body">
      <style:text-properties officeooo:rsid="003e1538" officeooo:paragraph-rsid="003e1538"/>
    </style:style>
    <style:style style:name="P16" style:family="paragraph" style:parent-style-name="Text_20_body">
      <style:text-properties officeooo:rsid="003ad9a7" officeooo:paragraph-rsid="003e3258"/>
    </style:style>
    <style:style style:name="P17" style:family="paragraph" style:parent-style-name="Text_20_body">
      <style:text-properties officeooo:rsid="003e3258" officeooo:paragraph-rsid="003e3258"/>
    </style:style>
    <style:style style:name="P18" style:family="paragraph" style:parent-style-name="Text_20_body">
      <style:text-properties officeooo:rsid="00402a78" officeooo:paragraph-rsid="00402a78"/>
    </style:style>
    <style:style style:name="P19" style:family="paragraph" style:parent-style-name="Text_20_body">
      <style:text-properties officeooo:rsid="0038b701" officeooo:paragraph-rsid="00402a78"/>
    </style:style>
    <style:style style:name="P20" style:family="paragraph" style:parent-style-name="Heading_20_1">
      <style:text-properties officeooo:rsid="00374da0" officeooo:paragraph-rsid="003e1538"/>
    </style:style>
    <style:style style:name="P21" style:family="paragraph" style:parent-style-name="Heading_20_2">
      <style:text-properties officeooo:rsid="00374da0" officeooo:paragraph-rsid="00374da0"/>
    </style:style>
    <style:style style:name="P22" style:family="paragraph" style:parent-style-name="Standard" style:list-style-name="L1">
      <style:text-properties officeooo:rsid="0019ef67" officeooo:paragraph-rsid="00374da0"/>
    </style:style>
    <style:style style:name="P23" style:family="paragraph" style:parent-style-name="Standard" style:list-style-name="L1">
      <style:text-properties officeooo:rsid="0019ef67" officeooo:paragraph-rsid="003e1538"/>
    </style:style>
    <style:style style:name="P24" style:family="paragraph" style:parent-style-name="Standard" style:list-style-name="L2">
      <style:paragraph-properties fo:text-align="justify" style:justify-single-word="false"/>
      <style:text-properties fo:font-weight="normal" officeooo:rsid="003c1e53" officeooo:paragraph-rsid="003c1e53" style:font-weight-asian="normal" style:font-weight-complex="normal"/>
    </style:style>
    <style:style style:name="P25" style:family="paragraph" style:parent-style-name="Standard" style:list-style-name="L9">
      <style:paragraph-properties fo:text-align="justify" style:justify-single-word="false"/>
      <style:text-properties fo:font-weight="normal" officeooo:rsid="003d47b8" officeooo:paragraph-rsid="003d47b8" style:font-weight-asian="normal" style:font-weight-complex="normal"/>
    </style:style>
    <style:style style:name="P26" style:family="paragraph" style:parent-style-name="Standard" style:list-style-name="L3">
      <style:paragraph-properties fo:text-align="justify" style:justify-single-word="false"/>
      <style:text-properties officeooo:paragraph-rsid="00357996"/>
    </style:style>
    <style:style style:name="P27" style:family="paragraph" style:parent-style-name="Standard" style:list-style-name="L5">
      <style:paragraph-properties fo:text-align="justify" style:justify-single-word="false"/>
      <style:text-properties officeooo:paragraph-rsid="00357996"/>
    </style:style>
    <style:style style:name="P28" style:family="paragraph" style:parent-style-name="Standard" style:list-style-name="L6">
      <style:paragraph-properties fo:text-align="justify" style:justify-single-word="false"/>
      <style:text-properties officeooo:paragraph-rsid="003d47b8"/>
    </style:style>
    <style:style style:name="P29" style:family="paragraph" style:parent-style-name="Standard" style:list-style-name="L7">
      <style:paragraph-properties fo:text-align="justify" style:justify-single-word="false"/>
      <style:text-properties officeooo:paragraph-rsid="00357996"/>
    </style:style>
    <style:style style:name="P30" style:family="paragraph" style:parent-style-name="Standard" style:list-style-name="L8">
      <style:paragraph-properties fo:text-align="justify" style:justify-single-word="false"/>
      <style:text-properties officeooo:paragraph-rsid="00357996"/>
    </style:style>
    <style:style style:name="P31" style:family="paragraph" style:parent-style-name="Standard" style:list-style-name="L10">
      <style:paragraph-properties fo:text-align="justify" style:justify-single-word="false"/>
      <style:text-properties officeooo:paragraph-rsid="00357996"/>
    </style:style>
    <style:style style:name="P32" style:family="paragraph" style:parent-style-name="Standard" style:list-style-name="L11">
      <style:paragraph-properties fo:text-align="justify" style:justify-single-word="false"/>
      <style:text-properties officeooo:paragraph-rsid="00357996"/>
    </style:style>
    <style:style style:name="P33" style:family="paragraph" style:parent-style-name="Standard" style:list-style-name="L12">
      <style:paragraph-properties fo:text-align="justify" style:justify-single-word="false"/>
      <style:text-properties officeooo:paragraph-rsid="00357996"/>
    </style:style>
    <style:style style:name="P34" style:family="paragraph" style:parent-style-name="Standard" style:list-style-name="L14">
      <style:paragraph-properties fo:text-align="justify" style:justify-single-word="false"/>
      <style:text-properties officeooo:paragraph-rsid="00357996"/>
    </style:style>
    <style:style style:name="P35" style:family="paragraph" style:parent-style-name="Standard" style:list-style-name="L14">
      <style:paragraph-properties fo:text-align="justify" style:justify-single-word="false"/>
      <style:text-properties officeooo:paragraph-rsid="003e1538"/>
    </style:style>
    <style:style style:name="P36" style:family="paragraph" style:parent-style-name="Standard" style:list-style-name="L4">
      <style:paragraph-properties fo:text-align="justify" style:justify-single-word="false"/>
      <style:text-properties officeooo:rsid="003c1e53" officeooo:paragraph-rsid="003c1e53"/>
    </style:style>
    <style:style style:name="P37" style:family="paragraph" style:parent-style-name="Standard" style:list-style-name="L8">
      <style:paragraph-properties fo:text-align="justify" style:justify-single-word="false"/>
      <style:text-properties officeooo:rsid="003d47b8" officeooo:paragraph-rsid="003d47b8"/>
    </style:style>
    <style:style style:name="P38" style:family="paragraph" style:parent-style-name="Standard" style:list-style-name="L10">
      <style:paragraph-properties fo:text-align="justify" style:justify-single-word="false"/>
      <style:text-properties officeooo:rsid="002d20e9" officeooo:paragraph-rsid="003e1538"/>
    </style:style>
    <style:style style:name="P39" style:family="paragraph" style:parent-style-name="Standard" style:list-style-name="L12">
      <style:paragraph-properties fo:text-align="justify" style:justify-single-word="false"/>
      <style:text-properties officeooo:rsid="002d20e9" officeooo:paragraph-rsid="00357996"/>
    </style:style>
    <style:style style:name="P40" style:family="paragraph" style:parent-style-name="Standard">
      <style:paragraph-properties fo:text-align="justify" style:justify-single-word="false"/>
      <style:text-properties officeooo:rsid="002d20e9" officeooo:paragraph-rsid="003e1538"/>
    </style:style>
    <style:style style:name="P41" style:family="paragraph" style:parent-style-name="Standard" style:list-style-name="L12">
      <style:paragraph-properties fo:text-align="justify" style:justify-single-word="false"/>
      <style:text-properties officeooo:rsid="003e1538" officeooo:paragraph-rsid="003e1538"/>
    </style:style>
    <style:style style:name="P42" style:family="paragraph" style:parent-style-name="Standard">
      <style:text-properties officeooo:rsid="0034ccac" officeooo:paragraph-rsid="0034ccac"/>
    </style:style>
    <style:style style:name="P43" style:family="paragraph" style:parent-style-name="Text_20_body" style:list-style-name="L13">
      <style:text-properties officeooo:paragraph-rsid="003e3258"/>
    </style:style>
    <style:style style:name="P44" style:family="paragraph" style:parent-style-name="Comment">
      <style:paragraph-properties fo:text-align="start" style:text-autospace="none" style:writing-mode="lr-tb"/>
    </style:style>
    <style:style style:name="T1" style:family="text">
      <style:text-properties officeooo:rsid="003ad9a7"/>
    </style:style>
    <style:style style:name="T2" style:family="text">
      <style:text-properties fo:font-weight="bold" style:font-weight-asian="bold" style:font-weight-complex="bold"/>
    </style:style>
    <style:style style:name="T3" style:family="text">
      <style:text-properties fo:font-variant="normal" fo:text-transform="none" fo:color="#000000" loext:opacity="100%" fo:font-style="normal" fo:font-weight="normal"/>
    </style:style>
    <style:style style:name="T4" style:family="text">
      <style:text-properties fo:font-variant="normal" fo:text-transform="none" fo:color="#000000" loext:opacity="100%" fo:font-style="normal" fo:font-weight="normal" officeooo:rsid="003a0d76"/>
    </style:style>
    <style:style style:name="T5" style:family="text">
      <style:text-properties officeooo:rsid="0034ccac"/>
    </style:style>
    <style:style style:name="T6" style:family="text">
      <style:text-properties officeooo:rsid="002d20e9"/>
    </style:style>
    <style:style style:name="T7" style:family="text">
      <style:text-properties officeooo:rsid="00357996"/>
    </style:style>
    <style:style style:name="T8" style:family="text">
      <style:text-properties officeooo:rsid="0037186b"/>
    </style:style>
    <style:style style:name="T9" style:family="text">
      <style:text-properties officeooo:rsid="00374da0"/>
    </style:style>
    <style:style style:name="T10" style:family="text">
      <style:text-properties officeooo:rsid="003a0d76"/>
    </style:style>
    <style:style style:name="T11" style:family="text">
      <style:text-properties fo:font-weight="normal" style:font-weight-asian="normal" style:font-weight-complex="normal"/>
    </style:style>
    <style:style style:name="T12" style:family="text">
      <style:text-properties fo:font-weight="normal" officeooo:rsid="003d47b8" style:font-weight-asian="normal" style:font-weight-complex="normal"/>
    </style:style>
    <style:style style:name="T13" style:family="text">
      <style:text-properties officeooo:rsid="003c1e53"/>
    </style:style>
    <style:style style:name="T14" style:family="text">
      <style:text-properties fo:font-style="italic" style:font-style-asian="italic" style:font-style-complex="italic"/>
    </style:style>
    <style:style style:name="T15" style:family="text">
      <style:text-properties fo:font-style="italic" officeooo:rsid="002d20e9" style:font-style-asian="italic" style:font-style-complex="italic"/>
    </style:style>
    <style:style style:name="T16" style:family="text">
      <style:text-properties fo:font-style="italic" officeooo:rsid="003c1e53" style:font-style-asian="italic" style:font-style-complex="italic"/>
    </style:style>
    <style:style style:name="T17" style:family="text">
      <style:text-properties fo:font-style="italic" officeooo:rsid="003e1538" style:font-style-asian="italic" style:font-style-complex="italic"/>
    </style:style>
    <style:style style:name="T18" style:family="text">
      <style:text-properties fo:font-style="italic" fo:font-weight="normal" officeooo:rsid="003d47b8" style:font-style-asian="italic" style:font-weight-asian="normal" style:font-style-complex="italic" style:font-weight-complex="normal"/>
    </style:style>
    <style:style style:name="T19" style:family="text">
      <style:text-properties officeooo:rsid="003d47b8"/>
    </style:style>
    <style:style style:name="T20" style:family="text">
      <style:text-properties officeooo:rsid="003e1538"/>
    </style:style>
    <style:style style:name="T21" style:family="text">
      <style:text-properties officeooo:rsid="003e3258"/>
    </style:style>
    <style:style style:name="T22" style:family="text">
      <style:text-properties officeooo:rsid="00402a78"/>
    </style:style>
    <style:style style:name="T23" style:family="text">
      <style:text-properties style:use-window-font-color="true" loext:opacity="0%" fo:font-size="12pt" fo:language="es" fo:country="ES" style:letter-kerning="true" style:font-name-asian="NSimSun" style:font-size-asian="12pt" style:language-asian="zh" style:country-asian="CN" style:font-name-complex="Arial" style:font-size-complex="12pt" style:language-complex="hi" style:country-complex="IN"/>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Autor:<text:tab/></text:span><text:tab/>Lander Combarro Expósito</text:p>
      <text:p text:style-name="P11"><text:span text:style-name="T2">Fecha:<text:tab/></text:span><text:tab/>31 de julio de 2024</text:p>
      <text:p text:style-name="P11"><text:span text:style-name="T2">Bootcamp:</text:span><text:tab/>Data Science - The Bridge</text:p>
      <text:p text:style-name="P11"/>
      <text:p text:style-name="P4"/>
      <text:p text:style-name="P10"><text:span text:style-name="T5">EDA: Climatología</text:span> del País Vasco <text:span text:style-name="T5">en las últimas décadas</text:span></text:p>
      <text:p text:style-name="P5"/>
      <text:h text:style-name="Heading_20_1" text:outline-level="1">Introducción</text:h>
      <text:p text:style-name="P6">El presente documento detalla el análisis exploratorio de datos (EDA) realizado sobre un conjunto de datos meteorológicos del País Vasco.</text:p>
      <text:p text:style-name="P6"/>
      <text:h text:style-name="P21" text:outline-level="2">Objetivo</text:h>
      <text:p text:style-name="P7">El objetivo de este proyecto es investigar las tendencias climáticas y proporcionar una comprensión preliminar de los patrones meteorológicos en la región <text:span text:style-name="T1">del País Vasco </text:span>a lo largo de varias décadas.</text:p>
      <text:p text:style-name="P2"/>
      <text:h text:style-name="P21" text:outline-level="2">Hipótesis</text:h>
      <text:list xml:id="list1055035045" text:style-name="L1">
        <text:list-item>
          <text:p text:style-name="P22">Las regiones que experimentan mayores aumentos en la temperatura también muestran mayores niveles de sequía/<text:span text:style-name="T9">disminución de lluvias</text:span>.</text:p>
        </text:list-item>
        <text:list-item>
          <text:p text:style-name="P22"><text:span text:style-name="T3">El calentamiento global provoca un aumento de la temperatura media del territorio pero también de los fenómenos adversos como </text:span><text:span text:style-name="T4">calor y </text:span><text:span text:style-name="T3">frío extremo </text:span><text:span text:style-name="T4">o</text:span><text:span text:style-name="T3"> precipitaciones.</text:span> </text:p>
        </text:list-item>
      </text:list>
      <text:p text:style-name="P6"/>
      <text:h text:style-name="Heading_20_1" text:outline-level="1">Fuente de Datos</text:h>
      <text:p text:style-name="P7">AEMET <text:span text:style-name="T1">[1] </text:span>gestiona el Banco Nacional de Datos Climatológicos que atesora la memoria del clima de nuestro país. En él hay datos históricos de casi 12.000 observatorios, de los que están en funcionamiento aproximadamente 3.300. Los datos más antiguos se remontan a 1805 y corresponden a la estación de San Fernando, en Cádiz, con una serie de datos de precipitación de casi 200 años. Otras 29 estaciones tienen series centenarias que aportan una información de un innegable valor histórico y climatológico.</text:p>
      <text:p text:style-name="P7"/>
      <text:p text:style-name="P6">Los datos utilizados para este análisis provienen de estaciones meteorológicas automáticas (<text:span text:style-name="T5">EMA</text:span>) ubicadas en <text:span text:style-name="T1">las </text:span>diferentes provincias del País Vasco: <text:span text:style-name="T5">Araba</text:span>, Bizkaia y Gipuzkoa. Cada estación meteorológica registra datos diarios y mensuales de diversas variables climáticas, incluyendo temperatura, precipitación y otros eventos meteorológicos.</text:p>
      <text:p text:style-name="P6"/>
      <text:h text:style-name="Heading_20_2" text:outline-level="2">Obtención de Datos</text:h>
      <text:p text:style-name="P7">AEMET OpenData es una API REST desarrollado por AEMET <text:span text:style-name="T1">[2], </text:span>que permite la difusión y la reutilización de la información meteorológica y climatológica de la Agencia, en el sentido indicado en <text:soft-page-break/>la Ley 18/2015, de 9 de julio, por la que se modifica la Ley 37/2007, de 16 de noviembre, sobre reutilización de la información del sector público. </text:p>
      <text:p text:style-name="P7"/>
      <text:p text:style-name="P7"><text:span text:style-name="T1">P</text:span>ara poder realizar peticiones, es necesario <text:span text:style-name="T1">solicitar</text:span> en API Key. <text:span text:style-name="T1">En la descripción de API se recoge qué tipo de datos se pueden solicitar, con que frecuencia, y de qué forma. Todos los datos empleados en este EDA han sido extraido desde la API REST de AEMET.</text:span></text:p>
      <text:p text:style-name="P6"/>
      <text:h text:style-name="Heading_20_1" text:outline-level="1">Técnicas Utilizadas</text:h>
      <text:h text:style-name="Heading_20_2" text:outline-level="2">Pre-procesamiento de Datos</text:h>
      <text:p text:style-name="P8"><text:span text:style-name="T7">1. </text:span>Carga y Visualización Inicial</text:p>
      <text:p text:style-name="P8"/>
      <text:list text:style-name="L2">
        <text:list-item>
          <text:p text:style-name="P24">Estudio de la sintaxis de acceso en AEMET OpenData.</text:p>
        </text:list-item>
        <text:list-item>
          <text:p text:style-name="P24">Aplicación de los diferentes “<text:span text:style-name="T14">requests”</text:span> para la solicitud de datos climatológicos. Librería <text:span text:style-name="T14">requests</text:span> de Python.</text:p>
        </text:list-item>
      </text:list>
      <text:list text:style-name="L3">
        <text:list-item>
          <text:p text:style-name="P26"><text:span text:style-name="T13">C</text:span><text:span text:style-name="T6">argar los datos en </text:span><text:span text:style-name="T15">DataFrame</text:span><text:span text:style-name="T16">s</text:span><text:span text:style-name="T6"> de </text:span><text:span text:style-name="T15">pandas</text:span><text:span text:style-name="T6"> para su manipulación.</text:span></text:p>
        </text:list-item>
        <text:list-item>
          <text:p text:style-name="P26"><text:span text:style-name="T13">Revisar estructura y contenido de los</text:span><text:span text:style-name="T6"> </text:span><text:span text:style-name="T15">DataFrame</text:span><text:span text:style-name="T16">s</text:span><text:span text:style-name="T13">.</text:span></text:p>
        </text:list-item>
      </text:list>
      <text:p text:style-name="P12"/>
      <text:p text:style-name="P9"><text:span text:style-name="T8">2. </text:span><text:span text:style-name="T6">Limpieza de Datos:</text:span></text:p>
      <text:list text:style-name="L4">
        <text:list-item>
          <text:p text:style-name="P36">Se limitan los data set a municipios en comunidad del País Vasco.</text:p>
        </text:list-item>
      </text:list>
      <text:list text:style-name="L5">
        <text:list-item>
          <text:p text:style-name="P27"><text:span text:style-name="T6">Se eliminaron filas </text:span><text:span text:style-name="T13">o columnas </text:span><text:span text:style-name="T6">con valores críticas para el análisis, </text:span><text:span text:style-name="T13">así como renombrar algunas etiquetas para estandarizar las bases de datos</text:span><text:span text:style-name="T6">.</text:span></text:p>
        </text:list-item>
        <text:list-item>
          <text:p text:style-name="P27"><text:span text:style-name="T6">Se reemplazaron valores cero por NaN para evitar sesgos en el análisis </text:span><text:span text:style-name="T13">(pandas autogestiona los numpy.nan a la hora de calcular estadísticas)</text:span><text:span text:style-name="T6">.</text:span></text:p>
        </text:list-item>
      </text:list>
      <text:p text:style-name="P12"/>
      <text:p text:style-name="P9"><text:span text:style-name="T8">3. </text:span><text:span text:style-name="T6">Filtrado Temporal:</text:span></text:p>
      <text:list text:style-name="L6">
        <text:list-item>
          <text:p text:style-name="P28"><text:span text:style-name="T12">Los </text:span><text:span text:style-name="T18">dataset</text:span><text:span text:style-name="T12"> son en realidad datos temporales. Se analiza en cada caso la conveniencia de agrupar datos por mes, año, década o provincia, y obtener así nuevos </text:span><text:span text:style-name="T18">sub-datasets</text:span><text:span text:style-name="T12">.</text:span></text:p>
        </text:list-item>
      </text:list>
      <text:list text:style-name="L7">
        <text:list-item>
          <text:p text:style-name="P29"><text:span text:style-name="T6">Se filtraron los datos para asegurar que cada estación meteorológica tuviera </text:span><text:span text:style-name="T19">unas cantidad de datos suficiente para el análisis temporal. Esto puede ser datos de 25 o 50 años como mínimo</text:span><text:span text:style-name="T6">.</text:span></text:p>
        </text:list-item>
        <text:list-item>
          <text:p text:style-name="P29"><text:span text:style-name="T6">Se seleccionaron únicamente los datos anteriores a </text:span><text:span text:style-name="T19">enero de </text:span><text:span text:style-name="T6">2024 para el análisis.</text:span></text:p>
        </text:list-item>
      </text:list>
      <text:p text:style-name="P12"/>
      <text:p text:style-name="P9"><text:span text:style-name="T8">4. </text:span><text:span text:style-name="T19">Legibilidad</text:span><text:span text:style-name="T6">:</text:span></text:p>
      <text:list text:style-name="L8">
        <text:list-item>
          <text:p text:style-name="P30"><text:span text:style-name="T6">Se estandarizar</text:span><text:span text:style-name="T19">an el identificador y el nombre de las EMA para mayor legibilidad</text:span><text:span text:style-name="T6">.</text:span></text:p>
        </text:list-item>
        <text:list-item>
          <text:p text:style-name="P37">Se asocia un color a cada provincia: Bizkaia (rojo), Araba (verde) y Gipuzkoa (azul).</text:p>
        </text:list-item>
      </text:list>
      <text:p text:style-name="P12"/>
      <text:h text:style-name="Heading_20_2" text:outline-level="2">Análisis Exploratorio</text:h>
      <text:p text:style-name="P9"><text:span text:style-name="T8">1. </text:span><text:span text:style-name="T6">Análisis Temporal:</text:span></text:p>
      <text:list text:style-name="L9">
        <text:list-item>
          <text:p text:style-name="P25">Se evalúa que localidades tienen un mayor número de registros históricos</text:p>
        </text:list-item>
      </text:list>
      <text:list text:style-name="L10">
        <text:list-item>
          <text:p text:style-name="P31"><text:span text:style-name="T6">Se agrupan los datos por </text:span><text:span text:style-name="T19">año, </text:span><text:span text:style-name="T6">década </text:span><text:span text:style-name="T19">o provincia</text:span><text:span text:style-name="T6"> para observar tendencias a largo plazo.</text:span></text:p>
        </text:list-item>
        <text:list-item>
          <text:p text:style-name="P38">Se calcularon las pendientes de las tendencias de temperatura a lo largo de los años para identificar cambios climáticos significativos.</text:p>
        </text:list-item>
        <text:list-item>
          <text:p text:style-name="P31"><text:soft-page-break/><text:span text:style-name="T6">Se calcularon las medias anuales de </text:span><text:span text:style-name="T19">magnitudes físicas: temperatura, precipitaciones</text:span><text:span text:style-name="T6"> y las sumas anuales de días con precipitaciones </text:span><text:span text:style-name="T19">de distinta índole, días con frío o calor extremo</text:span><text:span text:style-name="T6">.</text:span></text:p>
        </text:list-item>
      </text:list>
      <text:p text:style-name="P12"/>
      <text:p text:style-name="P9"><text:span text:style-name="T8">2. </text:span><text:span text:style-name="T6">Visualización:</text:span></text:p>
      <text:list text:style-name="L11">
        <text:list-item>
          <text:p text:style-name="P32"><text:span text:style-name="T11">- </text:span><text:span text:style-name="T12">Se analizan los fenómenos metereológicos de manera independiente.</text:span></text:p>
        </text:list-item>
      </text:list>
      <text:list text:style-name="L12">
        <text:list-item>
          <text:p text:style-name="P33"><text:span text:style-name="T6">Se </text:span><text:span text:style-name="T20">utilizan</text:span><text:span text:style-name="T6"> gráficos de barras y de dispersión para visualizar la relación entre variables categóricas </text:span><text:span text:style-name="T19">(provincias o municipios) </text:span><text:span text:style-name="T6">y numéricas.</text:span></text:p>
        </text:list-item>
        <text:list-item>
          <text:p text:style-name="P39">Se incluyó un mapa de fondo del País Vasco para ubicar geográficamente las estaciones meteorológicas y visualizar los datos en un contexto espacial.</text:p>
        </text:list-item>
        <text:list-item>
          <text:p text:style-name="P41"><office:annotation office:name="__Annotation__306_2794236355" loext:resolved="false"><dc:creator>Lander</dc:creator><dc:date>2024-07-30T15:08:44.725000000</dc:date><text:p text:style-name="Comment">Lo he hecho?</text:p><text:p text:style-name="P44"><text:span text:style-name="T23">Análisis de Correlación:</text:span></text:p><text:p text:style-name="P44"><text:span text:style-name="T23"/></text:p><text:p text:style-name="P44"><text:span text:style-name="T23">Correlación entre el aumento de la temperatura y la disminución de las precipitaciones.</text:span></text:p><text:p text:style-name="P44"><text:span text:style-name="T23">Correlación entre las condiciones de sequía y el consumo/gestión del agua.</text:span></text:p></office:annotation>Correlación<office:annotation-end office:name="__Annotation__306_2794236355"/>?</text:p>
        </text:list-item>
      </text:list>
      <text:p text:style-name="P12"/>
      <text:h text:style-name="Heading_20_1" text:outline-level="1">Resultados</text:h>
      <text:p text:style-name="P40">El análisis exploratorio de datos realizado proporciona una visión inicial valiosa de los patrones climáticos en el País Vasco. Se observaron tendencias significativas en las temperaturas a lo largo de las décadas, con un aparente aumento en las temperaturas medias anuales.</text:p>
      <text:p text:style-name="P13"/>
      <text:p text:style-name="P40">La variabilidad en las precipitaciones requiere un análisis más detallado para identificar posibles patrones.</text:p>
      <text:p text:style-name="P13"/>
      <text:p text:style-name="P14">La altitud de los municipios también es un factor importante en el estudio de temperaturas medias o precipitaciones.</text:p>
      <text:p text:style-name="P13"/>
      <text:p text:style-name="P40">Las técnicas utilizadas, incluyendo la limpieza de datos, el análisis temporal y espacial, y las visualizaciones, han permitido una comprensión preliminar de los datos. Sin embargo, se recomienda un análisis más profundo con modelos estadísticos avanzados para confirmar y expandir estos hallazgos iniciales.</text:p>
      <text:p text:style-name="P13"/>
      <text:p text:style-name="P40">El principal valor de este proyecto radica en la preparación de los datos y la identificación de tendencias preliminares, que servirán como base para futuros estudios climáticos en la región. </text:p>
      <text:p text:style-name="P13"/>
      <text:h text:style-name="P20" text:outline-level="1">Futuras líneas de proyecto</text:h>
      <text:p text:style-name="P15">En línea con los resultados obtenidos se podrían plantear las siguiente líneas de investigación:</text:p>
      <text:list text:style-name="L13">
        <text:list-item>
          <text:p text:style-name="P43"><text:span text:style-name="T21">Las precipitaciones y reservas hidricas del País Vasco no parecen haberse visto especialmente modificadas en las ultimas decadas. Sería interesante ampliar el estudio a otras regiones y contar con datasets sobre sequía [3], </text:span><text:span text:style-name="T22">o sobre el s</text:span><text:span text:style-name="T21">uministro y saneamiento del agua </text:span><text:span text:style-name="T22">por </text:span><text:span text:style-name="T21">sectores y regiones </text:span><text:span text:style-name="T22">[4, 5].</text:span></text:p>
        </text:list-item>
      </text:list>
      <text:list text:continue-list="list1055035045" text:style-name="L1">
        <text:list-item>
          <text:p text:style-name="P23"><office:annotation office:name="__Annotation__330_2794236355" loext:resolved="false"><dc:creator>Lander</dc:creator><dc:date>2024-07-30T15:40:27.751000000</dc:date><text:p text:style-name="Comment">Algo más?</text:p></office:annotation>...<office:annotation-end office:name="__Annotation__330_2794236355"/></text:p>
        </text:list-item>
      </text:list>
      <text:p text:style-name="P12"/>
      <text:h text:style-name="Heading_20_1" text:outline-level="1"><text:soft-page-break/>Dificultades Encontradas</text:h>
      <text:list text:style-name="L14">
        <text:list-item>
          <text:p text:style-name="P34"><text:span text:style-name="T6">Datos Incompletos. Se encontraron estaciones meteorológicas con registros </text:span><text:span text:style-name="T20">muy </text:span><text:span text:style-name="T6">insuficientes, lo que requirió filtrar y limpiar extensivamente los datos, </text:span><text:span text:style-name="T20">así como optar por limitar el estudio al territorio del País Vasco.</text:span></text:p>
        </text:list-item>
        <text:list-item>
          <text:p text:style-name="P35"><text:span text:style-name="T20">El </text:span><text:span text:style-name="T17">dataset</text:span><text:span text:style-name="T20"> es algo diferente a lo visto hasta el momento en el </text:span><text:span text:style-name="T17">Bootcamp</text:span><text:span text:style-name="T20"> de </text:span><text:span text:style-name="T17">Data Science</text:span><text:span text:style-name="T20"> por consistir completamente en un conjunto de datos temporales. Ello dificulta la obtención de variables categóricas claras y los análisis de frecuencia o funciones de distribución si no se hacen </text:span><text:span text:style-name="T21">previamente</text:span><text:span text:style-name="T20"> varios filtrados.</text:span></text:p>
        </text:list-item>
        <text:list-item>
          <text:p text:style-name="P35"><text:span text:style-name="T20">Aparecieron nuevos desafíos técnicos como implementar </text:span><text:span text:style-name="T21">solicitudes recurrentes a una API que tiene un número limitado de solicitudes, transformación de coordenadas, o integrar correctamente una imagen en el fondo de una figura.</text:span></text:p>
        </text:list-item>
      </text:list>
      <text:p text:style-name="P3"/>
      <text:h text:style-name="Heading_20_1" text:outline-level="1">Referencias</text:h>
      <text:p text:style-name="P16">[1]<text:tab/><text:a xlink:type="simple" xlink:href="https://www.aemet.es/en/portada" text:style-name="Internet_20_link" text:visited-style-name="Visited_20_Internet_20_Link">https://www.aemet.es/en/portad<text:span text:style-name="T21">a</text:span></text:a></text:p>
      <text:p text:style-name="P16"><text:span text:style-name="T10">[</text:span>2<text:span text:style-name="T10">]<text:tab/></text:span><text:a xlink:type="simple" xlink:href="https://opendata.aemet.es/dist/index.html" text:style-name="Internet_20_link" text:visited-style-name="Visited_20_Internet_20_Link"><text:span text:style-name="T10">https://opendata.aemet.es/dist/index.html</text:span></text:a></text:p>
      <text:p text:style-name="P17">[3]<text:tab/><text:a xlink:type="simple" xlink:href="https://drought.emergency.copernicus.eu/" text:style-name="Internet_20_link" text:visited-style-name="Visited_20_Internet_20_Link">https://drought.emergency.copernicus.eu/</text:a></text:p>
      <text:p text:style-name="P18">[4]<text:tab/><text:a xlink:type="simple" xlink:href="https://www.ine.es/" text:style-name="Internet_20_link" text:visited-style-name="Visited_20_Internet_20_Link">https://www.ine.es/</text:a></text:p>
      <text:p text:style-name="P18">[5]<text:tab/><text:a xlink:type="simple" xlink:href="https://www.miteco.gob.es/" text:style-name="Internet_20_link" text:visited-style-name="Visited_20_Internet_20_Link">https://www.miteco.gob.es/</text:a></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mment" style:family="paragraph" style:parent-style-name="Standard" style:class="extra">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style:font-size-asian="11pt" style:font-size-complex="11pt"/>
    </style:style>
    <style:style style:name="MT1" style:family="text">
      <style:text-properties officeooo:rsid="003ad9a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ágina </text:span><text:page-number text:select-page="current">4</text:page-number></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ander</meta:initial-creator>
    <meta:creation-date>2024-07-18T09:51:09.200000000</meta:creation-date>
    <dc:date>2024-07-30T17:50:57.494000000</dc:date>
    <dc:creator>Lander</dc:creator>
    <meta:editing-duration>PT14H30M14S</meta:editing-duration>
    <meta:editing-cycles>19</meta:editing-cycles>
    <meta:generator>LibreOffice/24.2.5.2$Windows_X86_64 LibreOffice_project/bffef4ea93e59bebbeaf7f431bb02b1a39ee8a59</meta:generator>
    <meta:document-statistic meta:table-count="0" meta:image-count="0" meta:object-count="0" meta:page-count="4" meta:paragraph-count="67" meta:word-count="1084" meta:character-count="7023" meta:non-whitespace-character-count="6040"/>
  </office:meta>
</office:document-meta>
</file>